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>
      <style:graphic-properties draw:stroke-dash="Fine_20_Dashed" draw:textarea-vertical-align="middle"/>
    </style:style>
    <style:style style:name="gr2" style:family="graphic" style:parent-style-name="standard">
      <style:graphic-properties draw:stroke="none" draw:fill="gradient" draw:fill-color="#80cbc4" draw:fill-gradient-name="Gradient_20_2" draw:gradient-step-count="0" draw:textarea-horizontal-align="left" draw:textarea-vertical-align="middle" draw:auto-grow-height="false" fo:min-height="2.925cm" fo:min-width="25.566cm" fo:padding-left="0.711cm" fo:padding-right="0.711cm"/>
      <style:paragraph-properties style:writing-mode="lr-tb"/>
    </style:style>
    <style:style style:name="gr3" style:family="graphic" style:parent-style-name="standard">
      <style:graphic-properties svg:stroke-color="#424242" draw:fill-color="#80cbc4" draw:textarea-horizontal-align="justify" draw:textarea-vertical-align="middle" draw:auto-grow-height="false" fo:min-height="1.338cm" fo:min-width="26.17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1.338cm" fo:min-width="3.62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3.6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3.9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4.2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62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3.62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37cm" fo:min-width="3.62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37cm" fo:min-width="3.62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03cm" fo:min-width="2.3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2cm" fo:min-width="20.455cm"/>
      <style:paragraph-properties style:writing-mode="lr-tb"/>
    </style:style>
    <style:style style:name="gr16" style:family="graphic" style:parent-style-name="Arrow_20_Line">
      <style:graphic-properties draw:textarea-vertical-align="middle"/>
    </style:style>
    <style:style style:name="gr17" style:family="graphic" style:parent-style-name="One_20_Arrow">
      <style:graphic-properties draw:textarea-vertical-align="middle"/>
    </style:style>
    <style:style style:name="gr18" style:family="graphic" style:parent-style-name="standard">
      <style:graphic-properties draw:fill="solid" draw:fill-color="#26a69a" draw:textarea-horizontal-align="justify" draw:textarea-vertical-align="middle" draw:auto-grow-height="false" fo:min-height="0.385cm" fo:min-width="2.35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38cm" fo:min-width="4.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gradient" draw:fill-color="#80cbc4" draw:fill-gradient-name="Gradient_20_2" draw:gradient-step-count="0"/>
      <style:paragraph-properties fo:text-align="center" style:writing-mode="lr-tb"/>
    </style:style>
    <style:style style:name="P4" style:family="paragraph">
      <loext:graphic-properties draw:fill-color="#80cbc4"/>
      <style:paragraph-properties fo:text-align="center" style:writing-mode="lr-tb"/>
    </style:style>
    <style:style style:name="P5" style:family="paragraph">
      <loext:graphic-properties draw:fill="solid" draw:fill-color="#26a69a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9.572cm" svg:y1="10.207cm" svg:x2="24.177cm" svg:y2="8.937cm" draw:start-shape="id1" draw:start-glue-point="0" draw:end-shape="id2" draw:end-glue-point="3" svg:d="M9572 10207c0-847 4868-1270 14605-1270" svg:viewBox="0 0 14606 1271">
          <text:p/>
        </draw:connector>
        <draw:custom-shape draw:style-name="gr2" draw:text-style-name="P3" draw:layer="layout" svg:width="26.988cm" svg:height="3.175cm" svg:x="1.317cm" svg:y="16.557cm">
          <text:p text:style-name="P2">Ker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7" draw:id="id17" draw:layer="layout" svg:width="26.67cm" svg:height="1.588cm" svg:x="1.635cm" svg:y="1.317cm">
          <draw:glue-point draw:id="4" svg:x="-3.69cm" svg:y="5cm"/>
          <draw:glue-point draw:id="5" svg:x="3.69cm" svg:y="5cm"/>
          <draw:glue-point draw:id="6" svg:x="-1.309cm" svg:y="5cm"/>
          <draw:glue-point draw:id="7" svg:x="0.833cm" svg:y="5cm"/>
          <text:p text:style-name="P2">SSL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8" draw:id="id18" draw:layer="layout" svg:width="4.127cm" svg:height="1.588cm" svg:x="1.635cm" svg:y="4.492cm">
          <text:p text:style-name="P2">Stream</text:p>
          <text:p text:style-name="P2">Send Buffers </text:p>
          <draw:enhanced-geometry svg:viewBox="0 0 21600 21600" draw:type="rectangle" draw:enhanced-path="M 0 0 L 21600 0 21600 21600 0 21600 0 0 Z N"/>
        </draw:custom-shape>
        <draw:custom-shape draw:style-name="gr5" draw:text-style-name="P2" xml:id="id19" draw:id="id19" draw:layer="layout" svg:width="4.128cm" svg:height="1.588cm" svg:x="24.177cm" svg:y="4.492cm">
          <text:p text:style-name="P2">Stream</text:p>
          <text:p text:style-name="P2">Read Buffers</text:p>
          <draw:enhanced-geometry svg:viewBox="0 0 21600 21600" draw:type="rectangle" draw:enhanced-path="M 0 0 L 21600 0 21600 21600 0 21600 0 0 Z N"/>
        </draw:custom-shape>
        <draw:custom-shape draw:style-name="gr6" draw:text-style-name="P2" xml:id="id20" draw:id="id20" draw:layer="layout" svg:width="4.445cm" svg:height="1.588cm" svg:x="9.255cm" svg:y="4.492cm">
          <draw:glue-point draw:id="4" svg:x="5.001cm" svg:y="2.997cm"/>
          <text:p text:style-name="P2">Connection</text:p>
          <text:p text:style-name="P2">State Machine</text:p>
          <draw:enhanced-geometry svg:viewBox="0 0 21600 21600" draw:type="rectangle" draw:enhanced-path="M 0 0 L 21600 0 21600 21600 0 21600 0 0 Z N"/>
        </draw:custom-shape>
        <draw:custom-shape draw:style-name="gr7" draw:text-style-name="P2" xml:id="id23" draw:id="id23" draw:layer="layout" svg:width="4.763cm" svg:height="1.588cm" svg:x="15.605cm" svg:y="7.032cm">
          <draw:glue-point draw:id="4" svg:x="-3cm" svg:y="-5cm"/>
          <draw:glue-point draw:id="5" svg:x="3cm" svg:y="-5cm"/>
          <draw:glue-point draw:id="6" svg:x="-1.667cm" svg:y="-5cm"/>
          <text:p text:style-name="P2">TLS Handshake</text:p>
          <text:p text:style-name="P2">Record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6" draw:id="id16" draw:layer="layout" svg:width="4.127cm" svg:height="2.54cm" svg:x="1.635cm" svg:y="7.667cm">
          <draw:glue-point draw:id="4" svg:x="2.694cm" svg:y="-5cm"/>
          <draw:glue-point draw:id="5" svg:x="5.001cm" svg:y="2.5cm"/>
          <draw:glue-point draw:id="6" svg:x="5.001cm" svg:y="-1.248cm"/>
          <draw:glue-point draw:id="7" svg:x="5.001cm" svg:y="1.251cm"/>
          <text:p text:style-name="P2">TX Packetizer</text:p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4.128cm" svg:height="2.54cm" svg:x="24.177cm" svg:y="7.667cm">
          <draw:glue-point draw:id="4" svg:x="-3.461cm" svg:y="-5cm"/>
          <draw:glue-point draw:id="5" svg:x="-5cm" svg:y="1.251cm"/>
          <text:p text:style-name="P2">RX Frame</text:p>
          <text:p text:style-name="P2">Handler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4.127cm" svg:height="1.587cm" svg:x="1.635cm" svg:y="11.16cm">
          <text:p text:style-name="P2">QUIC Write</text:p>
          <text:p text:style-name="P2">Record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5" draw:id="id15" draw:layer="layout" svg:width="4.128cm" svg:height="1.587cm" svg:x="24.177cm" svg:y="11.16cm">
          <text:p text:style-name="P2">QUIC Read</text:p>
          <text:p text:style-name="P2">Record Layer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3.175cm" svg:height="1.588cm" svg:x="20.05cm" svg:y="4.492cm">
          <text:p text:style-name="P2">Connection</text:p>
          <text:p text:style-name="P2">ID Cache</text:p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2.858cm" svg:height="1.588cm" svg:x="8.302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3" draw:text-style-name="P2" xml:id="id10" draw:id="id10" draw:layer="layout" svg:width="2.858cm" svg:height="1.588cm" svg:x="11.795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" draw:id="id11" draw:layer="layout" svg:width="2.858cm" svg:height="1.588cm" svg:x="15.287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4" draw:text-style-name="P2" xml:id="id3" draw:id="id3" draw:layer="layout" svg:width="2.858cm" svg:height="0.953cm" svg:x="8.302cm" svg:y="16.874cm">
          <text:p text:style-name="P2">UDP</text:p>
          <draw:enhanced-geometry svg:viewBox="0 0 21600 21600" draw:type="rectangle" draw:enhanced-path="M 0 0 L 21600 0 21600 21600 0 21600 0 0 Z N"/>
        </draw:custom-shape>
        <draw:custom-shape draw:style-name="gr15" draw:text-style-name="P2" xml:id="id4" draw:id="id4" draw:layer="layout" svg:width="20.955cm" svg:height="0.952cm" svg:x="4.23cm" svg:y="18.533cm">
          <draw:glue-point draw:id="4" svg:x="-1.541cm" svg:y="-5.01cm"/>
          <draw:glue-point draw:id="5" svg:x="1.791cm" svg:y="-5.01cm"/>
          <text:p text:style-name="P2">Hardware Interfaces</text:p>
          <draw:enhanced-geometry svg:viewBox="0 0 21600 21600" draw:type="rectangle" draw:enhanced-path="M 0 0 L 21600 0 21600 21600 0 21600 0 0 Z N"/>
        </draw:custom-shape>
        <draw:custom-shape draw:style-name="gr14" draw:text-style-name="P2" xml:id="id5" draw:id="id5" draw:layer="layout" svg:width="2.858cm" svg:height="0.953cm" svg:x="11.795cm" svg:y="16.875cm">
          <text:p text:style-name="P2">UDP</text:p>
          <draw:enhanced-geometry svg:viewBox="0 0 21600 21600" draw:type="rectangle" draw:enhanced-path="M 0 0 L 21600 0 21600 21600 0 21600 0 0 Z N"/>
        </draw:custom-shape>
        <draw:custom-shape draw:style-name="gr14" draw:text-style-name="P2" xml:id="id6" draw:id="id6" draw:layer="layout" svg:width="2.858cm" svg:height="0.953cm" svg:x="15.287cm" svg:y="16.875cm">
          <text:p text:style-name="P2">UDP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9.731cm" svg:y1="17.827cm" svg:x2="11.478cm" svg:y2="18.533cm" draw:start-shape="id3" draw:start-glue-point="2" draw:end-shape="id4" draw:end-glue-point="4" svg:d="M9731 17827c0 529 1747 177 1747 706" svg:viewBox="0 0 1748 707">
          <text:p/>
        </draw:connector>
        <draw:connector draw:style-name="gr16" draw:text-style-name="P1" draw:layer="layout" draw:type="curve" svg:x1="13.224cm" svg:y1="17.828cm" svg:x2="11.478cm" svg:y2="18.533cm" draw:start-shape="id5" draw:start-glue-point="2" draw:end-shape="id4" draw:end-glue-point="4" svg:d="M13224 17828c0 528-1746 176-1746 705" svg:viewBox="0 0 1747 706">
          <text:p/>
        </draw:connector>
        <draw:connector draw:style-name="gr16" draw:text-style-name="P1" draw:layer="layout" draw:type="curve" svg:x1="16.716cm" svg:y1="17.828cm" svg:x2="18.46cm" svg:y2="18.533cm" draw:start-shape="id6" draw:start-glue-point="2" draw:end-shape="id4" draw:end-glue-point="5" svg:d="M16716 17828c0 528 1744 176 1744 705" svg:viewBox="0 0 1745 706">
          <text:p/>
        </draw:connector>
        <draw:custom-shape draw:style-name="gr13" draw:text-style-name="P2" xml:id="id12" draw:id="id12" draw:layer="layout" svg:width="2.858cm" svg:height="1.588cm" svg:x="18.78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4" draw:text-style-name="P2" xml:id="id7" draw:id="id7" draw:layer="layout" svg:width="2.858cm" svg:height="0.953cm" svg:x="18.779cm" svg:y="16.89cm">
          <text:p text:style-name="P2">UDP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20.208cm" svg:y1="17.843cm" svg:x2="18.46cm" svg:y2="18.533cm" draw:start-shape="id7" draw:start-glue-point="2" draw:end-shape="id4" draw:end-glue-point="5" svg:d="M20208 17843c0 517-1748 173-1748 690" svg:viewBox="0 0 1749 691">
          <text:p/>
        </draw:connector>
        <draw:connector draw:style-name="gr17" draw:text-style-name="P1" draw:layer="layout" draw:type="line" svg:x1="5.762cm" svg:y1="11.953cm" svg:x2="9.731cm" svg:y2="14.017cm" draw:start-shape="id8" draw:start-glue-point="1" draw:end-shape="id9" draw:end-glue-point="0" svg:d="M5762 11953l3969 2064" svg:viewBox="0 0 3970 2065">
          <text:p/>
        </draw:connector>
        <draw:connector draw:style-name="gr17" draw:text-style-name="P1" draw:layer="layout" draw:type="line" svg:x1="5.762cm" svg:y1="11.953cm" svg:x2="13.224cm" svg:y2="14.017cm" draw:start-shape="id8" draw:start-glue-point="1" draw:end-shape="id10" draw:end-glue-point="0" svg:d="M5762 11953l7462 2064" svg:viewBox="0 0 7463 2065">
          <text:p/>
        </draw:connector>
        <draw:connector draw:style-name="gr17" draw:text-style-name="P1" draw:layer="layout" draw:type="line" svg:x1="5.762cm" svg:y1="11.953cm" svg:x2="16.716cm" svg:y2="14.017cm" draw:start-shape="id8" draw:start-glue-point="1" draw:end-shape="id11" draw:end-glue-point="0" svg:d="M5762 11953l10954 2064" svg:viewBox="0 0 10955 2065">
          <text:p/>
        </draw:connector>
        <draw:connector draw:style-name="gr17" draw:text-style-name="P1" draw:layer="layout" draw:type="line" svg:x1="5.762cm" svg:y1="11.953cm" svg:x2="20.209cm" svg:y2="14.017cm" draw:start-shape="id8" draw:start-glue-point="1" draw:end-shape="id12" draw:end-glue-point="0" svg:d="M5762 11953l14447 2064" svg:viewBox="0 0 14448 2065">
          <text:p/>
        </draw:connector>
        <draw:custom-shape draw:style-name="gr11" draw:text-style-name="P2" xml:id="id13" draw:id="id13" draw:layer="layout" svg:width="4.128cm" svg:height="1.587cm" svg:x="19.097cm" svg:y="11.16cm">
          <text:p text:style-name="P2">Path And Conn</text:p>
          <text:p text:style-name="P2">Demultiplexe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9.731cm" svg:y1="14.017cm" svg:x2="21.161cm" svg:y2="12.747cm" draw:start-shape="id9" draw:start-glue-point="0" draw:end-shape="id13" draw:end-glue-point="2" svg:d="M9731 14017l11430-1270" svg:viewBox="0 0 11431 1271">
          <text:p/>
        </draw:connector>
        <draw:connector draw:style-name="gr17" draw:text-style-name="P1" draw:layer="layout" draw:type="line" svg:x1="13.224cm" svg:y1="14.017cm" svg:x2="21.161cm" svg:y2="12.747cm" draw:start-shape="id10" draw:start-glue-point="0" draw:end-shape="id13" draw:end-glue-point="2" svg:d="M13224 14017l7937-1270" svg:viewBox="0 0 7938 1271">
          <text:p/>
        </draw:connector>
        <draw:connector draw:style-name="gr17" draw:text-style-name="P1" draw:layer="layout" draw:type="line" svg:x1="16.716cm" svg:y1="14.017cm" svg:x2="21.161cm" svg:y2="12.747cm" draw:start-shape="id11" draw:start-glue-point="0" draw:end-shape="id13" draw:end-glue-point="2" svg:d="M16716 14017l4445-1270" svg:viewBox="0 0 4446 1271">
          <text:p/>
        </draw:connector>
        <draw:connector draw:style-name="gr17" draw:text-style-name="P1" draw:layer="layout" draw:type="line" svg:x1="20.209cm" svg:y1="14.017cm" svg:x2="21.161cm" svg:y2="12.747cm" draw:start-shape="id12" draw:start-glue-point="0" draw:end-shape="id13" draw:end-glue-point="2" svg:d="M20209 14017l952-1270" svg:viewBox="0 0 953 1271">
          <text:p/>
        </draw:connector>
        <draw:connector draw:style-name="gr16" draw:text-style-name="P1" draw:layer="layout" draw:type="line" svg:x1="9.731cm" svg:y1="15.605cm" svg:x2="9.731cm" svg:y2="16.874cm" draw:start-shape="id9" draw:start-glue-point="2" draw:end-shape="id3" draw:end-glue-point="0" svg:d="M9731 15605v1269" svg:viewBox="0 0 1 1270">
          <text:p/>
        </draw:connector>
        <draw:connector draw:style-name="gr16" draw:text-style-name="P1" draw:layer="layout" draw:type="line" svg:x1="13.224cm" svg:y1="15.605cm" svg:x2="13.224cm" svg:y2="16.875cm" draw:start-shape="id10" draw:start-glue-point="2" draw:end-shape="id5" draw:end-glue-point="0" svg:d="M13224 15605v1270" svg:viewBox="0 0 1 1271">
          <text:p/>
        </draw:connector>
        <draw:connector draw:style-name="gr16" draw:text-style-name="P1" draw:layer="layout" draw:type="line" svg:x1="16.716cm" svg:y1="15.605cm" svg:x2="16.716cm" svg:y2="16.875cm" draw:start-shape="id11" draw:start-glue-point="2" draw:end-shape="id6" draw:end-glue-point="0" svg:d="M16716 15605v1270" svg:viewBox="0 0 1 1271">
          <text:p/>
        </draw:connector>
        <draw:connector draw:style-name="gr16" draw:text-style-name="P1" draw:layer="layout" draw:type="line" svg:x1="20.209cm" svg:y1="15.605cm" svg:x2="20.208cm" svg:y2="16.89cm" draw:start-shape="id12" draw:start-glue-point="2" draw:end-shape="id7" draw:end-glue-point="0" svg:d="M20209 15605l-1 1285" svg:viewBox="0 0 2 1286">
          <text:p/>
        </draw:connector>
        <draw:connector draw:style-name="gr17" draw:text-style-name="P1" draw:layer="layout" draw:type="curve" svg:x1="21.637cm" svg:y1="6.08cm" svg:x2="21.161cm" svg:y2="11.16cm" draw:start-shape="id14" draw:start-glue-point="2" draw:end-shape="id13" draw:end-glue-point="0" svg:d="M21637 6080c0 3810-476 1270-476 5080" svg:viewBox="0 0 477 5081">
          <text:p/>
        </draw:connector>
        <draw:connector draw:style-name="gr17" draw:text-style-name="P1" draw:layer="layout" draw:type="line" svg:x1="23.225cm" svg:y1="11.953cm" svg:x2="24.177cm" svg:y2="11.953cm" draw:start-shape="id13" draw:start-glue-point="1" draw:end-shape="id15" draw:end-glue-point="3" svg:d="M23225 11953h952" svg:viewBox="0 0 953 1">
          <text:p/>
        </draw:connector>
        <draw:custom-shape draw:style-name="gr8" draw:text-style-name="P2" xml:id="id24" draw:id="id24" draw:layer="layout" svg:width="4.127cm" svg:height="2.54cm" svg:x="1.635cm" svg:y="13.382cm">
          <draw:glue-point draw:id="4" svg:x="3.462cm" svg:y="-5cm"/>
          <text:p text:style-name="P2">Congestion</text:p>
          <text:p text:style-name="P2">Controller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.857cm" svg:height="0.635cm" svg:x="2.27cm" svg:y="14.97cm">
          <text:p text:style-name="P2">New Reno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3.698cm" svg:y1="10.207cm" svg:x2="3.698cm" svg:y2="11.16cm" draw:start-shape="id16" draw:start-glue-point="2" draw:end-shape="id8" draw:end-glue-point="0" svg:d="M3698 10207v953" svg:viewBox="0 0 1 954">
          <text:p/>
        </draw:connector>
        <draw:connector draw:style-name="gr17" draw:text-style-name="P1" draw:layer="layout" draw:type="line" svg:x1="5.129cm" svg:y1="2.905cm" svg:x2="3.698cm" svg:y2="4.492cm" draw:start-shape="id17" draw:start-glue-point="4" draw:end-shape="id18" draw:end-glue-point="0" svg:d="M5129 2905l-1431 1587" svg:viewBox="0 0 1432 1588">
          <text:p/>
        </draw:connector>
        <draw:connector draw:style-name="gr17" draw:text-style-name="P1" draw:layer="layout" draw:type="line" svg:x1="26.241cm" svg:y1="4.492cm" svg:x2="24.811cm" svg:y2="2.905cm" draw:start-shape="id19" draw:start-glue-point="0" draw:end-shape="id17" draw:end-glue-point="5" svg:d="M26241 4492l-1430-1587" svg:viewBox="0 0 1431 1588">
          <text:p/>
        </draw:connector>
        <draw:connector draw:style-name="gr16" draw:text-style-name="P1" draw:layer="layout" draw:type="line" svg:x1="11.479cm" svg:y1="2.905cm" svg:x2="11.477cm" svg:y2="4.492cm" draw:start-shape="id17" draw:start-glue-point="6" draw:end-shape="id20" draw:end-glue-point="0" svg:d="M11479 2905l-2 1587" svg:viewBox="0 0 3 1588">
          <text:p/>
        </draw:connector>
        <draw:custom-shape draw:style-name="gr7" draw:text-style-name="P2" xml:id="id21" draw:id="id21" draw:layer="layout" svg:width="4.763cm" svg:height="1.588cm" svg:x="8.62cm" svg:y="7.032cm">
          <text:p text:style-name="P2">Timer And</text:p>
          <text:p text:style-name="P2">Event Queue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13.383cm" svg:y1="7.826cm" svg:x2="15.446cm" svg:y2="10.207cm" draw:start-shape="id21" draw:start-glue-point="1" draw:end-shape="id22" draw:end-glue-point="0" svg:d="M13383 7826c1376 0 2063 793 2063 2381" svg:viewBox="0 0 2064 2382">
          <text:p/>
        </draw:connector>
        <draw:custom-shape draw:style-name="gr19" draw:text-style-name="P2" xml:id="id1" draw:id="id1" draw:layer="layout" svg:width="5.08cm" svg:height="1.588cm" svg:x="7.032cm" svg:y="10.207cm">
          <text:p text:style-name="P2">Flow Controller And</text:p>
          <text:p text:style-name="P2">Statistics Collecto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3.698cm" svg:y1="6.08cm" svg:x2="3.698cm" svg:y2="7.667cm" draw:start-shape="id18" draw:start-glue-point="2" draw:end-shape="id16" draw:end-glue-point="0" svg:d="M3698 6080v1587" svg:viewBox="0 0 1 1588">
          <text:p/>
        </draw:connector>
        <draw:connector draw:style-name="gr16" draw:text-style-name="P1" draw:layer="layout" draw:type="curve" svg:x1="5.761cm" svg:y1="9.254cm" svg:x2="7.032cm" svg:y2="11.001cm" draw:start-shape="id16" draw:start-glue-point="7" draw:end-shape="id1" draw:end-glue-point="3" svg:d="M5761 9254c954 0 319 1747 1271 1747" svg:viewBox="0 0 1272 1748">
          <text:p/>
        </draw:connector>
        <draw:custom-shape draw:style-name="gr7" draw:text-style-name="P2" xml:id="id22" draw:id="id22" draw:layer="layout" svg:width="4.763cm" svg:height="1.588cm" svg:x="13.065cm" svg:y="10.207cm">
          <draw:glue-point draw:id="4" svg:x="-2.332cm" svg:y="-5cm"/>
          <draw:glue-point draw:id="5" svg:x="2.332cm" svg:y="-5cm"/>
          <text:p text:style-name="P2">ACK Handling And</text:p>
          <text:p text:style-name="P2">Loss Detecto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24.177cm" svg:y1="9.254cm" svg:x2="16.556cm" svg:y2="10.207cm" draw:start-shape="id2" draw:start-glue-point="5" draw:end-shape="id22" draw:end-glue-point="5" svg:d="M24177 9254c-5081 0-7621 317-7621 953" svg:viewBox="0 0 7622 954">
          <text:p/>
        </draw:connector>
        <draw:connector draw:style-name="gr17" draw:text-style-name="P1" draw:layer="layout" draw:type="line" svg:x1="13.7cm" svg:y1="5.286cm" svg:x2="20.05cm" svg:y2="5.286cm" draw:start-shape="id20" draw:start-glue-point="1" draw:end-shape="id14" draw:end-glue-point="3" svg:d="M13700 5286h6350" svg:viewBox="0 0 6351 1">
          <text:p/>
        </draw:connector>
        <draw:connector draw:style-name="gr17" draw:text-style-name="P1" draw:layer="layout" draw:type="line" svg:x1="26.241cm" svg:y1="11.16cm" svg:x2="26.241cm" svg:y2="10.207cm" draw:start-shape="id15" draw:start-glue-point="0" draw:end-shape="id2" draw:end-glue-point="2" svg:d="M26241 11160v-953" svg:viewBox="0 0 1 954">
          <text:p/>
        </draw:connector>
        <draw:connector draw:style-name="gr17" draw:text-style-name="P1" draw:layer="layout" draw:type="line" svg:x1="26.241cm" svg:y1="7.667cm" svg:x2="26.241cm" svg:y2="6.08cm" draw:start-shape="id2" draw:start-glue-point="0" draw:end-shape="id19" draw:end-glue-point="2" svg:d="M26241 7667v-1587" svg:viewBox="0 0 1 1588">
          <text:p/>
        </draw:connector>
        <draw:connector draw:style-name="gr17" draw:text-style-name="P1" draw:layer="layout" draw:type="curve" svg:x1="5.762cm" svg:y1="8.937cm" svg:x2="14.336cm" svg:y2="10.207cm" draw:start-shape="id16" draw:start-glue-point="1" draw:end-shape="id22" draw:end-glue-point="4" svg:d="M5762 8937c5716 0 8574 423 8574 1270" svg:viewBox="0 0 8575 1271">
          <text:p/>
        </draw:connector>
        <draw:connector draw:style-name="gr17" draw:text-style-name="P1" draw:layer="layout" draw:type="curve" svg:x1="16.558cm" svg:y1="7.032cm" svg:x2="4.809cm" svg:y2="7.667cm" draw:start-shape="id23" draw:start-glue-point="4" draw:end-shape="id16" draw:end-glue-point="4" svg:d="M16558 7032c0-751-11749-1069-11749 635" svg:viewBox="0 0 11750 1243">
          <text:p/>
        </draw:connector>
        <draw:connector draw:style-name="gr17" draw:text-style-name="P1" draw:layer="layout" draw:type="curve" svg:x1="24.813cm" svg:y1="7.667cm" svg:x2="19.414cm" svg:y2="7.032cm" draw:start-shape="id2" draw:start-glue-point="4" draw:end-shape="id23" draw:end-glue-point="5" svg:d="M24813 7667c0-1704-5399-1386-5399-635" svg:viewBox="0 0 5400 1243">
          <text:p/>
        </draw:connector>
        <draw:connector draw:style-name="gr16" draw:text-style-name="P1" draw:layer="layout" draw:type="curve" svg:x1="13.699cm" svg:y1="5.761cm" svg:x2="17.986cm" svg:y2="7.032cm" draw:start-shape="id20" draw:start-glue-point="4" draw:end-shape="id23" draw:end-glue-point="0" svg:d="M13699 5761c2858 0 4287 423 4287 1271" svg:viewBox="0 0 4288 1272">
          <text:p/>
        </draw:connector>
        <draw:connector draw:style-name="gr16" draw:text-style-name="P1" draw:layer="layout" draw:type="curve" svg:x1="11.477cm" svg:y1="6.08cm" svg:x2="11.001cm" svg:y2="7.032cm" draw:start-shape="id20" draw:start-glue-point="2" draw:end-shape="id21" draw:end-glue-point="0" svg:d="M11477 6080c0 714-476 238-476 952" svg:viewBox="0 0 477 953">
          <text:p/>
        </draw:connector>
        <draw:connector draw:style-name="gr17" draw:text-style-name="P1" draw:layer="layout" draw:type="curve" svg:x1="15.446cm" svg:y1="11.795cm" svg:x2="5.126cm" svg:y2="13.382cm" draw:start-shape="id22" draw:start-glue-point="2" draw:end-shape="id24" draw:end-glue-point="4" svg:d="M15446 11795c0 1191-10320 398-10320 1587" svg:viewBox="0 0 10321 1588">
          <text:p/>
        </draw:connector>
        <draw:connector draw:style-name="gr16" draw:text-style-name="P1" draw:layer="layout" draw:type="line" svg:x1="17.191cm" svg:y1="2.905cm" svg:x2="17.193cm" svg:y2="7.032cm" draw:start-shape="id17" draw:start-glue-point="7" draw:end-shape="id23" draw:end-glue-point="6" svg:d="M17191 2905l2 4127" svg:viewBox="0 0 3 4128">
          <text:p/>
        </draw:connector>
        <draw:connector draw:style-name="gr16" draw:text-style-name="P1" draw:layer="layout" draw:type="curve" draw:line-skew="0.073cm" svg:x1="5.761cm" svg:y1="9.572cm" svg:x2="5.762cm" svg:y2="14.652cm" draw:start-shape="id16" draw:start-glue-point="5" draw:end-shape="id24" draw:end-glue-point="1" svg:d="M5761 9572c861 0 860 5080 1 5080" svg:viewBox="0 0 647 5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eeeee" draw:end-color="#616161" draw:start-intensity="100%" draw:end-intensity="100%" draw:angle="26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424242" draw:marker-start-width="0.2cm" draw:marker-start-center="false" draw:marker-end-width="0.2cm" draw:marker-end-center="false" draw:fill="solid" draw:fill-color="#80cbc4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ne_20_Arrow" style:display-name="One Arrow" style:family="graphic" style:parent-style-name="Lines">
      <style:graphic-properties draw:marker-end="Arrow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mas Mraz</meta:initial-creator>
    <meta:creation-date>2022-05-23T15:08:15.296967640</meta:creation-date>
    <dc:date>2022-07-07T17:21:42.939224993</dc:date>
    <dc:creator>Tomas Mraz</dc:creator>
    <meta:editing-duration>PT30M37S</meta:editing-duration>
    <meta:editing-cycles>10</meta:editing-cycles>
    <meta:generator>LibreOffice/7.3.4.2$Linux_X86_64 LibreOffice_project/30$Build-2</meta:generator>
    <meta:document-statistic meta:object-count="64"/>
  </office:meta>
</office:document-meta>
</file>